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0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5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1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8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2" calcext:value-type="float">
            <text:p><text:s/>28,43 zł </text:p>
          </table:table-cell>
          <table:table-cell table:style-name="ce20" table:formula="of:=[.D14]+[.C15]+[.$D$21]" office:value-type="float" office:value="3422.30918208945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65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77" calcext:value-type="float">
            <text:p><text:s/>5,76 zł </text:p>
          </table:table-cell>
          <table:table-cell table:style-name="ce20" table:formula="of:=[.D18]+[.C19]+[.$D$21]" office:value-type="float" office:value="-0.00000000000602540239924565" calcext:value-type="float">
            <text:p>-0,00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6:55:21.9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7:32:43.871000000</dc:date>
    <meta:editing-cycles>14</meta:editing-cycles>
    <meta:editing-duration>P11DT13H59M48S</meta:editing-duration>
    <meta:generator>LibreOffice/5.4.2.2$Windows_x86 LibreOffice_project/22b09f6418e8c2d508a9eaf86b2399209b0990f4</meta:generator>
    <meta:document-statistic meta:table-count="4" meta:cell-count="15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